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Preformatted_20_Text">
      <style:paragraph-properties fo:margin-left="0.4925in" fo:margin-right="0in" fo:text-indent="0in" style:auto-text-indent="false"/>
    </style:style>
    <style:style style:name="P4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$RANDOM</text:p>
      <text:p text:style-name="P2"><text:a xlink:type="simple" xlink:href="../DungeonCraftHelp.html">DungeonCraft Help Home</text:a></text:p>
      <text:p text:style-name="P3">$RANDOM(Max);</text:p>
      <text:p text:style-name="P2">Returns a random integer less than Max. <text:s/>For example, to roll a 6-sided die you might do the following:</text:p>
      <text:p text:style-name="P3">n=$nPLUS($RANDOM(6),1));</text:p>
      <text:p text:style-name="P2">$RANDOM returns a number between 0 and 5 and adding 1 makes it between 1 and 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4:32:28</meta:creation-date>
    <meta:generator>OpenOffice.org/3.2$Win32 OpenOffice.org_project/320m12$Build-9483</meta:generator>
    <meta:editing-cycles>2</meta:editing-cycles>
    <meta:editing-duration>PT00H02M12S</meta:editing-duration>
    <dc:title>$RANDOM</dc:title>
    <dc:date>2010-05-09T17:50:07.34</dc:date>
    <dc:creator>Paul Stevens</dc:creator>
    <meta:document-statistic meta:table-count="0" meta:image-count="0" meta:object-count="0" meta:page-count="1" meta:paragraph-count="6" meta:word-count="43" meta:character-count="253"/>
  </office:meta>
</office:document-meta>
</file>